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Ini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text:span>Creates and initializes an MQTT connection object with connection parameters that are defined through properties.
This Action must be executed first, and after it the </text:span><text:span text:style-name="T1">MQTTEvent</text:span><text:span> Action must be called.</text:span></text:p><text:p text:style-name="Standard"/>

            
                <text:list xml:id="list_MQTTInit2" text:continue-numbering="true" text:continue-list="list_MQTT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Init6"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text:span>Connection object of type </text:span><text:span text:style-name="backtick">object:MQTTConnection</text:span><text:span> which will be created and initialized.</text:span></text:p><text:p text:style-name="Standard"/>,
                                            <text:list xml:id="list_MQTTInit7" text:continue-numbering="true" text:continue-list="list_MQTTInit6"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ext:span>The protocol used for the connection. Possible values are </text:span><text:span text:style-name="backtick">"mqtt"</text:span><text:span> or for secure connection </text:span><text:span text:style-name="backtick">"mqtts"</text:span></text:p><text:p text:style-name="Standard"/>,
                                            <text:list xml:id="list_MQTTInit8" text:continue-numbering="true" text:continue-list="list_MQTTInit7"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ext:span>The name of the MQTT server to connect to.</text:span></text:p><text:p text:style-name="Standard"/>,
                                            <text:list xml:id="list_MQTTInit9" text:continue-numbering="true" text:continue-list="list_MQTTInit8"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ext:span>The port number that will be used for the connection. The default is </text:span><text:span text:style-name="backtick">1883</text:span><text:span>.</text:span></text:p><text:p text:style-name="Standard"/>,
                                            <text:list xml:id="list_MQTTInit10" text:continue-numbering="true" text:continue-list="list_MQTTInit9"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text:span>Username to be used for connection authorization. Can be left blank if not used.</text:span></text:p><text:p text:style-name="Standard"/>,
                                            <text:list xml:id="list_MQTTInit11" text:continue-numbering="true" text:continue-list="list_MQTTInit10"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text:span>User password to be used for connection authorization. Can be left blank if not u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Init12" text:continue-numbering="true" text:continue-list="list_MQTTInit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Init13" text:continue-numbering="true" text:continue-list="list_MQTTInit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Init14" text:continue-numbering="true" text:continue-list="list_MQTTInit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Init15" text:continue-numbering="true" text:continue-list="list_MQTTInit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Init16" text:continue-numbering="true" text:continue-list="list_MQTTInit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Init3" text:continue-numbering="true" text:continue-list="list_MQTTInit2" text:style-name="Outline">
                    <text:list-item>
                        <text:list>
                            <text:list-item>
                                <text:h text:style-name="Heading_20_2" text:outline-level="2">Inputs</text:h>
                            </text:list-item>
                        </text:list>
                    </text:list-item>
                </text:list>

                
                            <text:list xml:id="list_MQTTInit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Init4" text:continue-numbering="true" text:continue-list="list_MQTTInit3" text:style-name="Outline">
                    <text:list-item>
                        <text:list>
                            <text:list-item>
                                <text:h text:style-name="Heading_20_2" text:outline-level="2">Outputs</text:h>
                            </text:list-item>
                        </text:list>
                    </text:list-item>
                </text:list>

                
                            <text:list xml:id="list_MQTTInit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Init5" text:continue-numbering="true" text:continue-list="list_MQTTInit4" text:style-name="Outline">
                        <text:list-item>
                            <text:list>
                                <text:list-item>
                                    <text:h text:style-name="Heading_20_2" text:outline-level="2">Examples</text:h>
                                </text:list-item>
                            </text:list>
                        </text:list-item>
                    </text:list>
                    <text:p text:style-name="Standard"/>
                    <text:list xml:id="list_MQTTInit19"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